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2C0000002CAE197B5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76717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d0cec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fo:min-height="0.391cm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 style:text-autospace="none"/>
      <style:text-properties fo:font-family="Arial" style:font-family-generic="swiss" fo:font-size="18pt" fo:font-weight="bold" style:font-family-asian="Arial" style:font-family-generic-asian="swiss" style:font-size-asian="10pt" style:font-weight-asian="bold" style:font-family-complex="Arial" style:font-family-generic-complex="swiss" style:font-size-complex="5.69999980926514pt" style:font-weight-complex="bold"/>
    </style:style>
    <style:style style:name="P2" style:family="paragraph">
      <style:paragraph-properties fo:text-align="center" style:text-autospace="none" style:font-independent-line-spacing="true"/>
      <style:text-properties fo:font-family="Arial" style:font-family-generic="swiss" fo:font-size="18pt" fo:font-weight="bold" style:font-family-asian="Arial" style:font-family-generic-asian="swiss" style:font-size-asian="10pt" style:font-weight-asian="bold" style:font-family-complex="Arial" style:font-family-generic-complex="swiss" style:font-size-complex="5.69999980926514pt" style:font-weight-complex="bold"/>
    </style:style>
    <style:style style:name="P3" style:family="paragraph">
      <style:paragraph-properties fo:text-align="center" style:text-autospace="none"/>
      <style:text-properties fo:font-family="Arial" style:font-family-generic="swiss" fo:font-size="16pt" fo:font-weight="bold" style:font-family-asian="Arial" style:font-family-generic-asian="swiss" style:font-size-asian="16pt" style:font-weight-asian="bold" style:font-family-complex="Arial" style:font-family-generic-complex="swiss" style:font-size-complex="16pt" style:font-weight-complex="bold"/>
    </style:style>
    <style:style style:name="P4" style:family="paragraph">
      <style:paragraph-properties fo:text-align="center" style:text-autospace="none" style:font-independent-line-spacing="true"/>
      <style:text-properties fo:font-family="Arial" style:font-family-generic="swiss" fo:font-size="16pt" fo:font-weight="bold" style:font-family-asian="Arial" style:font-family-generic-asian="swiss" style:font-size-asian="16pt" style:font-weight-asian="bold" style:font-family-complex="Arial" style:font-family-generic-complex="swiss" style:font-size-complex="16pt" style:font-weight-complex="bold"/>
    </style:style>
    <style:style style:name="P5" style:family="paragraph">
      <style:paragraph-properties fo:text-align="center" style:text-autospace="none"/>
      <style:text-properties fo:font-family="Arial" style:font-family-generic="swiss" fo:font-size="18pt" style:font-family-asian="Arial" style:font-family-generic-asian="swiss" style:font-size-asian="10pt" style:font-family-complex="Arial" style:font-family-generic-complex="swiss" style:font-size-complex="5.69999980926514pt"/>
    </style:style>
    <style:style style:name="P6" style:family="paragraph">
      <style:paragraph-properties fo:text-align="center" style:text-autospace="none" style:font-independent-line-spacing="true"/>
      <style:text-properties fo:font-family="Arial" style:font-family-generic="swiss" fo:font-size="18pt" style:font-family-asian="Arial" style:font-family-generic-asian="swiss" style:font-size-asian="10pt" style:font-family-complex="Arial" style:font-family-generic-complex="swiss" style:font-size-complex="5.69999980926514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 style:font-independent-line-spacing="true"/>
      <style:text-properties fo:font-size="18pt"/>
    </style:style>
    <style:style style:name="P9" style:family="paragraph">
      <style:paragraph-properties fo:text-align="center" style:text-autospace="none"/>
      <style:text-properties fo:font-family="Arial" style:font-family-generic="swiss" fo:font-size="10pt" style:font-family-asian="Arial" style:font-family-generic-asian="swiss" style:font-size-asian="10pt" style:font-family-complex="Arial" style:font-family-generic-complex="swiss" style:font-size-complex="5.69999980926514pt"/>
    </style:style>
    <style:style style:name="P10" style:family="paragraph">
      <style:paragraph-properties fo:text-align="center" style:text-autospace="none"/>
      <style:text-properties fo:font-family="Arial" style:font-family-generic="swiss" fo:font-size="18pt" fo:font-style="italic" style:font-family-asian="Arial" style:font-family-generic-asian="swiss" style:font-size-asian="9pt" style:font-style-asian="italic" style:font-family-complex="Arial" style:font-family-generic-complex="swiss" style:font-size-complex="5.09999990463257pt" style:font-style-complex="italic"/>
    </style:style>
    <style:style style:name="P11" style:family="paragraph">
      <style:paragraph-properties fo:text-align="center" style:text-autospace="none" style:font-independent-line-spacing="true"/>
      <style:text-properties fo:font-family="Arial" style:font-family-generic="swiss" fo:font-size="18pt" fo:font-style="italic" style:font-family-asian="Arial" style:font-family-generic-asian="swiss" style:font-size-asian="9pt" style:font-style-asian="italic" style:font-family-complex="Arial" style:font-family-generic-complex="swiss" style:font-size-complex="5.09999990463257pt" style:font-style-complex="italic"/>
    </style:style>
    <style:style style:name="P12" style:family="paragraph">
      <style:paragraph-properties fo:text-align="center" style:text-autospace="none"/>
      <style:text-properties fo:font-family="Arial" style:font-family-generic="swiss" fo:font-size="18pt" style:font-family-asian="Arial" style:font-family-generic-asian="swiss" style:font-size-asian="9pt" style:font-family-complex="Arial" style:font-family-generic-complex="swiss" style:font-size-complex="5.09999990463257pt"/>
    </style:style>
    <style:style style:name="P13" style:family="paragraph">
      <style:paragraph-properties fo:text-align="center" style:text-autospace="none" style:font-independent-line-spacing="true"/>
      <style:text-properties fo:font-family="Arial" style:font-family-generic="swiss" fo:font-size="18pt" style:font-family-asian="Arial" style:font-family-generic-asian="swiss" style:font-size-asian="9pt" style:font-family-complex="Arial" style:font-family-generic-complex="swiss" style:font-size-complex="5.09999990463257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text-autospace="none"/>
      <style:text-properties fo:font-family="Arial" style:font-family-generic="swiss" fo:font-size="9pt" style:font-family-asian="Arial" style:font-family-generic-asian="swiss" style:font-size-asian="9pt" style:font-family-complex="Arial" style:font-family-generic-complex="swiss" style:font-size-complex="5.09999990463257pt"/>
    </style:style>
    <style:style style:name="T1" style:family="text">
      <style:text-properties fo:color="#000000" style:text-outline="false" style:text-line-through-style="none" fo:font-family="Calibri" fo:font-size="20pt" fo:letter-spacing="normal" fo:font-style="normal" fo:text-shadow="none" style:text-underline-style="none" fo:font-weight="bold" style:letter-kerning="true" style:font-family-asian="Arial" style:font-family-generic-asian="swiss" style:font-size-asian="20pt" style:font-style-asian="normal" style:font-weight-asian="bold" style:font-family-complex="Arial" style:font-family-generic-complex="swiss" style:font-size-complex="2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Calibri" fo:font-size="16pt" fo:letter-spacing="normal" fo:font-style="normal" fo:text-shadow="none" style:text-underline-style="none" fo:font-weight="bold" style:letter-kerning="true" style:font-family-asian="Arial" style:font-family-generic-asian="swiss" style:font-size-asian="16pt" style:font-style-asian="normal" style:font-weight-asian="bold" style:font-family-complex="Arial" style:font-family-generic-complex="swiss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Calibri" fo:font-size="14pt" fo:letter-spacing="normal" fo:font-style="normal" fo:text-shadow="none" style:text-underline-style="none" fo:font-weight="normal" style:letter-kerning="true" style:font-family-asian="Arial" style:font-family-generic-asian="swiss" style:font-size-asian="14pt" style:font-style-asian="normal" style:font-weight-asian="normal" style:font-family-complex="Arial" style:font-family-generic-complex="swis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Calibri" fo:font-size="12pt" fo:letter-spacing="normal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swiss" fo:font-size="10pt" fo:font-style="normal" fo:text-shadow="none" style:text-underline-style="none" fo:font-weight="normal" style:letter-kerning="true" style:font-family-asian="Arial" style:font-family-generic-asian="swiss" style:font-size-asian="10pt" style:font-style-asian="normal" style:font-weight-asian="normal" style:font-family-complex="Arial" style:font-family-generic-complex="swiss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Rectángulo 3" draw:style-name="gr1" draw:text-style-name="P2" xml:id="id1" draw:id="id1" draw:layer="layout" svg:width="23cm" svg:height="1.034cm" svg:x="2cm" svg:y="0.566cm">
          <text:p text:style-name="P1"><text:span text:style-name="T1">Los números reales</text:span></text:p>
          <draw:enhanced-geometry svg:viewBox="0 0 21600 21600" draw:type="rectangle" draw:enhanced-path="M 0 0 L 21600 0 21600 21600 0 21600 0 0 Z N"/>
        </draw:custom-shape>
        <draw:custom-shape draw:name="Rectángulo 4" draw:style-name="gr1" draw:text-style-name="P4" xml:id="id14" draw:id="id14" draw:layer="layout" svg:width="3.872cm" svg:height="0.75cm" svg:x="1.991cm" svg:y="4.4cm">
          <text:p text:style-name="P3"><text:span text:style-name="T2"><text:s/></text:span><text:span text:style-name="T2">la recta real</text:span></text:p>
          <draw:enhanced-geometry svg:viewBox="0 0 21600 21600" draw:type="rectangle" draw:enhanced-path="M 0 0 L 21600 0 21600 21600 0 21600 0 0 Z N"/>
        </draw:custom-shape>
        <draw:custom-shape draw:name="Rectángulo 6" draw:style-name="gr1" draw:text-style-name="P6" xml:id="id24" draw:id="id24" draw:layer="layout" svg:width="3.332cm" svg:height="1.331cm" svg:x="6.568cm" svg:y="4.169cm">
          <text:p text:style-name="P5"><text:span text:style-name="T2">números irracionales</text:span></text:p>
          <draw:enhanced-geometry svg:viewBox="0 0 21600 21600" draw:type="rectangle" draw:enhanced-path="M 0 0 L 21600 0 21600 21600 0 21600 0 0 Z N"/>
        </draw:custom-shape>
        <draw:custom-shape draw:name="Rectángulo 7" draw:style-name="gr1" draw:text-style-name="P6" xml:id="id5" draw:id="id5" draw:layer="layout" svg:width="7.4cm" svg:height="0.8cm" svg:x="17.6cm" svg:y="2cm">
          <text:p text:style-name="P5"><text:span text:style-name="T2">operaciones</text:span></text:p>
          <draw:enhanced-geometry svg:viewBox="0 0 21600 21600" draw:type="rectangle" draw:enhanced-path="M 0 0 L 21600 0 21600 21600 0 21600 0 0 Z N"/>
        </draw:custom-shape>
        <draw:connector draw:name="Conector angular 11" draw:style-name="gr2" draw:text-style-name="P7" draw:layer="layout" svg:x1="13.5cm" svg:y1="1.6cm" svg:x2="3.936cm" svg:y2="2.542cm" draw:start-shape="id1" draw:start-glue-point="2" draw:end-shape="id2" draw:end-glue-point="0" svg:d="M13500 1600v480h-9564v462">
          <text:p/>
        </draw:connector>
        <draw:connector draw:name="Conector angular 15" draw:style-name="gr2" draw:text-style-name="P7" draw:layer="layout" svg:x1="13.5cm" svg:y1="1.6cm" svg:x2="10.236cm" svg:y2="2.542cm" draw:start-shape="id1" draw:start-glue-point="2" draw:end-shape="id3" draw:end-glue-point="0" svg:d="M13500 1600v480h-3264v462">
          <text:p/>
        </draw:connector>
        <draw:connector draw:name="Conector angular 17" draw:style-name="gr2" draw:text-style-name="P7" draw:layer="layout" svg:x1="16.472cm" svg:y1="3.021cm" svg:x2="17.6cm" svg:y2="2.4cm" draw:start-shape="id4" draw:start-glue-point="1" draw:end-shape="id5" draw:end-glue-point="3" svg:d="M16472 3021h555v-621h573">
          <text:p/>
        </draw:connector>
        <draw:custom-shape draw:name="CuadroTexto 18" draw:style-name="gr3" draw:text-style-name="P8" draw:layer="layout" svg:width="3.872cm" svg:height="0.843cm" svg:x="1.991cm" svg:y="5.576cm">
          <text:p text:style-name="P5"><text:span text:style-name="T3">ya que</text:span></text:p>
          <draw:enhanced-geometry svg:viewBox="0 0 21600 21600" draw:type="rectangle" draw:enhanced-path="M 0 0 L 21600 0 21600 21600 0 21600 0 0 Z N"/>
        </draw:custom-shape>
        <draw:custom-shape draw:name="CuadroTexto 26" draw:style-name="gr3" draw:text-style-name="P6" xml:id="id26" draw:id="id26" draw:layer="layout" svg:width="4.2cm" svg:height="0.758cm" svg:x="6.1cm" svg:y="6.072cm">
          <text:p text:style-name="P5"><text:span text:style-name="T4">se representan como</text:span></text:p>
          <draw:enhanced-geometry svg:viewBox="0 0 21600 21600" draw:type="rectangle" draw:enhanced-path="M 0 0 L 21600 0 21600 21600 0 21600 0 0 Z N"/>
        </draw:custom-shape>
        <draw:custom-shape draw:name="CuadroTexto 27" draw:style-name="gr3" draw:text-style-name="P6" xml:id="id33" draw:id="id33" draw:layer="layout" svg:width="4.2cm" svg:height="0.758cm" svg:x="12.4cm" svg:y="5.542cm">
          <text:p text:style-name="P5"><text:span text:style-name="T4">se representan como</text:span></text:p>
          <draw:enhanced-geometry svg:viewBox="0 0 21600 21600" draw:type="rectangle" draw:enhanced-path="M 0 0 L 21600 0 21600 21600 0 21600 0 0 Z N"/>
        </draw:custom-shape>
        <draw:custom-shape draw:name="CuadroTexto 28" draw:style-name="gr3" draw:text-style-name="P6" xml:id="id7" draw:id="id7" draw:layer="layout" svg:width="1.555cm" svg:height="0.758cm" svg:x="19.445cm" svg:y="3.084cm">
          <text:p text:style-name="P5"><text:span text:style-name="T4">como</text:span></text:p>
          <draw:enhanced-geometry svg:viewBox="0 0 21600 21600" draw:type="rectangle" draw:enhanced-path="M 0 0 L 21600 0 21600 21600 0 21600 0 0 Z N"/>
        </draw:custom-shape>
        <draw:connector draw:name="Conector angular 30" draw:style-name="gr2" draw:text-style-name="P7" draw:layer="layout" draw:line-skew="0.342cm" svg:x1="3.927cm" svg:y1="5.15cm" svg:x2="3.9cm" svg:y2="5.576cm" draw:end-shape="id6" draw:end-glue-point="0" svg:d="M3927 5150v250h-27v176">
          <text:p/>
        </draw:connector>
        <draw:connector draw:name="Conector angular 39" draw:style-name="gr2" draw:text-style-name="P7" draw:layer="layout" svg:x1="21.3cm" svg:y1="2.8cm" svg:x2="20.222cm" svg:y2="3.084cm" draw:start-shape="id5" draw:start-glue-point="2" draw:end-shape="id7" draw:end-glue-point="0" svg:d="M21300 2800v151h-1078v133">
          <text:p/>
        </draw:connector>
        <draw:custom-shape draw:name="Rectángulo 43" draw:style-name="gr4" draw:text-style-name="P6" xml:id="id6" draw:id="id6" draw:layer="layout" svg:width="3.8cm" svg:height="2.024cm" svg:x="2cm" svg:y="5.576cm">
          <text:p text:style-name="P5"><text:span text:style-name="T4">a cada punto le corresponde un único número real</text:span></text:p>
          <draw:enhanced-geometry svg:viewBox="0 0 21600 21600" draw:type="rectangle" draw:enhanced-path="M 0 0 L 21600 0 21600 21600 0 21600 0 0 Z N"/>
        </draw:custom-shape>
        <draw:custom-shape draw:name="Rectángulo 48" draw:style-name="gr4" draw:text-style-name="P6" xml:id="id35" draw:id="id35" draw:layer="layout" svg:width="2.8cm" svg:height="1.8cm" svg:x="13.1cm" svg:y="7.4cm">
          <text:p text:style-name="P5"><text:span text:style-name="T3"><text:s/></text:span><text:span text:style-name="T3">decimales finitos</text:span></text:p>
          <draw:enhanced-geometry svg:viewBox="0 0 21600 21600" draw:type="rectangle" draw:enhanced-path="M 0 0 L 21600 0 21600 21600 0 21600 0 0 Z N"/>
        </draw:custom-shape>
        <draw:custom-shape draw:name="Rectángulo 49" draw:style-name="gr4" draw:text-style-name="P6" xml:id="id36" draw:id="id36" draw:layer="layout" svg:width="2.56cm" svg:height="1.59cm" svg:x="16.04cm" svg:y="7.41cm">
          <text:p text:style-name="P5"><text:span text:style-name="T3">fracciones</text:span></text:p>
          <draw:enhanced-geometry svg:viewBox="0 0 21600 21600" draw:type="rectangle" draw:enhanced-path="M 0 0 L 21600 0 21600 21600 0 21600 0 0 Z N"/>
        </draw:custom-shape>
        <draw:custom-shape draw:name="Rectángulo 59" draw:style-name="gr4" draw:text-style-name="P6" xml:id="id8" draw:id="id8" draw:layer="layout" svg:width="5.4cm" svg:height="0.8cm" svg:x="14.7cm" svg:y="4cm">
          <text:p text:style-name="P5"><text:span text:style-name="T3">multiplicación y división</text:span></text:p>
          <draw:enhanced-geometry svg:viewBox="0 0 21600 21600" draw:type="rectangle" draw:enhanced-path="M 0 0 L 21600 0 21600 21600 0 21600 0 0 Z N"/>
        </draw:custom-shape>
        <draw:connector draw:name="Conector angular 63" draw:style-name="gr2" draw:text-style-name="P7" draw:layer="layout" svg:x1="17.4cm" svg:y1="4.8cm" svg:x2="19.227cm" svg:y2="5.8cm" draw:start-shape="id8" draw:start-glue-point="2" draw:end-shape="id9" draw:end-glue-point="0" svg:d="M17400 4800v509h1827v491">
          <text:p/>
        </draw:connector>
        <draw:custom-shape draw:name="CuadroTexto 66" draw:style-name="gr3" draw:text-style-name="P6" xml:id="id10" draw:id="id10" draw:layer="layout" svg:width="3.8cm" svg:height="0.758cm" svg:x="2cm" svg:y="8.281cm">
          <text:p text:style-name="P5"><text:span text:style-name="T4">se <text:s/>definen </text:span></text:p>
          <draw:enhanced-geometry svg:viewBox="0 0 21600 21600" draw:type="rectangle" draw:enhanced-path="M 0 0 L 21600 0 21600 21600 0 21600 0 0 Z N"/>
        </draw:custom-shape>
        <draw:connector draw:name="Conector angular 67" draw:style-name="gr2" draw:text-style-name="P7" draw:layer="layout" svg:x1="3.9cm" svg:y1="7.6cm" svg:x2="3.9cm" svg:y2="8.281cm" draw:start-shape="id6" draw:start-glue-point="2" draw:end-shape="id10" draw:end-glue-point="0" svg:d="M3900 7600v681">
          <text:p/>
        </draw:connector>
        <draw:custom-shape draw:name="Rectángulo 71" draw:style-name="gr5" draw:text-style-name="P8" xml:id="id11" draw:id="id11" draw:layer="layout" svg:width="3.36cm" svg:height="1.68cm" svg:x="2.247cm" svg:y="9.475cm">
          <text:p text:style-name="P9"><text:span text:style-name="T3"><text:s/></text:span><text:span text:style-name="T3">intervalos en la recta real</text:span></text:p>
          <draw:enhanced-geometry svg:viewBox="0 0 21600 21600" draw:type="rectangle" draw:enhanced-path="M 0 0 L 21600 0 21600 21600 0 21600 0 0 Z N"/>
        </draw:custom-shape>
        <draw:custom-shape draw:name="Rectángulo 72" draw:style-name="gr1" draw:text-style-name="P6" xml:id="id13" draw:id="id13" draw:layer="layout" svg:width="2.553cm" svg:height="1.321cm" svg:x="1.147cm" svg:y="13.179cm">
          <text:p text:style-name="P5"><text:span text:style-name="T3">intervalo acotado</text:span></text:p>
          <draw:enhanced-geometry svg:viewBox="0 0 21600 21600" draw:type="rectangle" draw:enhanced-path="M 0 0 L 21600 0 21600 21600 0 21600 0 0 Z N"/>
        </draw:custom-shape>
        <draw:custom-shape draw:name="CuadroTexto 74" draw:style-name="gr3" draw:text-style-name="P6" xml:id="id12" draw:id="id12" draw:layer="layout" svg:width="3.872cm" svg:height="0.758cm" svg:x="1.991cm" svg:y="11.478cm">
          <text:p text:style-name="P5"><text:span text:style-name="T4"><text:s/></text:span><text:span text:style-name="T4">como</text:span></text:p>
          <draw:enhanced-geometry svg:viewBox="0 0 21600 21600" draw:type="rectangle" draw:enhanced-path="M 0 0 L 21600 0 21600 21600 0 21600 0 0 Z N"/>
        </draw:custom-shape>
        <draw:connector draw:name="Conector angular 75" draw:style-name="gr2" draw:text-style-name="P7" draw:layer="layout" svg:x1="3.9cm" svg:y1="9.039cm" svg:x2="3.927cm" svg:y2="9.475cm" draw:start-shape="id10" draw:start-glue-point="2" draw:end-shape="id11" draw:end-glue-point="0" svg:d="M3900 9039v209h27v227">
          <text:p/>
        </draw:connector>
        <draw:connector draw:name="Conector angular 78" draw:style-name="gr2" draw:text-style-name="P7" draw:layer="layout" svg:x1="3.927cm" svg:y1="11.155cm" svg:x2="3.927cm" svg:y2="11.478cm" draw:start-shape="id11" draw:start-glue-point="2" draw:end-shape="id12" draw:end-glue-point="0" svg:d="M3927 11155v323">
          <text:p/>
        </draw:connector>
        <draw:connector draw:name="Conector angular 81" draw:style-name="gr2" draw:text-style-name="P7" draw:layer="layout" svg:x1="3.927cm" svg:y1="12.236cm" svg:x2="2.423cm" svg:y2="13.179cm" draw:start-shape="id12" draw:start-glue-point="2" draw:end-shape="id13" draw:end-glue-point="0" svg:d="M3927 12236v462h-1504v481">
          <text:p/>
        </draw:connector>
        <draw:custom-shape draw:name="CuadroTexto 84" draw:style-name="gr3" draw:text-style-name="P11" xml:id="id37" draw:id="id37" draw:layer="layout" svg:width="4.2cm" svg:height="0.758cm" svg:x="13.2cm" svg:y="9.942cm">
          <text:p text:style-name="P10"><text:span text:style-name="T4">cuyos elementos son</text:span></text:p>
          <draw:enhanced-geometry svg:viewBox="0 0 21600 21600" draw:type="rectangle" draw:enhanced-path="M 0 0 L 21600 0 21600 21600 0 21600 0 0 Z N"/>
        </draw:custom-shape>
        <draw:custom-shape draw:name="Rectángulo 86" draw:style-name="gr5" draw:text-style-name="P6" xml:id="id29" draw:id="id29" draw:layer="layout" svg:width="3.6cm" svg:height="1.28cm" svg:x="8cm" svg:y="11.6cm">
          <text:p text:style-name="P5"><text:span text:style-name="T3">algebraicos y trascendentes</text:span></text:p>
          <draw:enhanced-geometry svg:viewBox="0 0 21600 21600" draw:type="rectangle" draw:enhanced-path="M 0 0 L 21600 0 21600 21600 0 21600 0 0 Z N"/>
        </draw:custom-shape>
        <draw:custom-shape draw:name="Rectángulo 87" draw:style-name="gr1" draw:text-style-name="P13" xml:id="id31" draw:id="id31" draw:layer="layout" svg:width="3.4cm" svg:height="0.648cm" svg:x="8cm" svg:y="16.3cm">
          <text:p text:style-name="P12"><text:span text:style-name="T3">redondeo</text:span></text:p>
          <draw:enhanced-geometry svg:viewBox="0 0 21600 21600" draw:type="rectangle" draw:enhanced-path="M 0 0 L 21600 0 21600 21600 0 21600 0 0 Z N"/>
        </draw:custom-shape>
        <draw:custom-shape draw:name="CuadroTexto 88" draw:style-name="gr3" draw:text-style-name="P6" xml:id="id30" draw:id="id30" draw:layer="layout" svg:width="3.6cm" svg:height="0.758cm" svg:x="8cm" svg:y="13.642cm">
          <text:p text:style-name="P5"><text:span text:style-name="T4">se aproximan por </text:span></text:p>
          <draw:enhanced-geometry svg:viewBox="0 0 21600 21600" draw:type="rectangle" draw:enhanced-path="M 0 0 L 21600 0 21600 21600 0 21600 0 0 Z N"/>
        </draw:custom-shape>
        <draw:custom-shape draw:name="CuadroTexto 140" draw:style-name="gr3" draw:text-style-name="P6" xml:id="id9" draw:id="id9" draw:layer="layout" svg:width="2.855cm" svg:height="1.265cm" svg:x="17.8cm" svg:y="5.8cm">
          <text:p text:style-name="P5"><text:span text:style-name="T4">cumple las propiedades </text:span></text:p>
          <draw:enhanced-geometry svg:viewBox="0 0 21600 21600" draw:type="rectangle" draw:enhanced-path="M 0 0 L 21600 0 21600 21600 0 21600 0 0 Z N"/>
        </draw:custom-shape>
        <draw:custom-shape draw:name="Rectángulo 142" draw:style-name="gr5" draw:text-style-name="P6" xml:id="id57" draw:id="id57" draw:layer="layout" svg:width="3cm" svg:height="0.827cm" svg:x="19.6cm" svg:y="8.873cm">
          <text:p text:style-name="P5"><text:span text:style-name="T3">Clausurativa</text:span></text:p>
          <draw:enhanced-geometry svg:viewBox="0 0 21600 21600" draw:type="rectangle" draw:enhanced-path="M 0 0 L 21600 0 21600 21600 0 21600 0 0 Z N"/>
        </draw:custom-shape>
        <draw:custom-shape draw:name="CuadroTexto 181" draw:style-name="gr3" draw:text-style-name="P11" xml:id="id42" draw:id="id42" draw:layer="layout" svg:width="5.8cm" svg:height="0.758cm" svg:x="11.8cm" svg:y="15.435cm">
          <text:p text:style-name="P10"><text:span text:style-name="T4">que se pueden aproximar por</text:span></text:p>
          <draw:enhanced-geometry svg:viewBox="0 0 21600 21600" draw:type="rectangle" draw:enhanced-path="M 0 0 L 21600 0 21600 21600 0 21600 0 0 Z N"/>
        </draw:custom-shape>
        <draw:custom-shape draw:name="Rectángulo 183" draw:style-name="gr5" draw:text-style-name="P6" xml:id="id38" draw:id="id38" draw:layer="layout" svg:width="2.5cm" svg:height="1.3cm" svg:x="12cm" svg:y="11.6cm">
          <text:p text:style-name="P5"><text:span text:style-name="T3">Números enteros</text:span></text:p>
          <draw:enhanced-geometry svg:viewBox="0 0 21600 21600" draw:type="rectangle" draw:enhanced-path="M 0 0 L 21600 0 21600 21600 0 21600 0 0 Z N"/>
        </draw:custom-shape>
        <draw:custom-shape draw:name="CuadroTexto 18" draw:style-name="gr3" draw:text-style-name="P6" xml:id="id2" draw:id="id2" draw:layer="layout" svg:width="3.872cm" svg:height="0.758cm" svg:x="2cm" svg:y="2.542cm">
          <text:p text:style-name="P9"><text:span text:style-name="T4">se relacionan con</text:span></text:p>
          <draw:enhanced-geometry svg:viewBox="0 0 21600 21600" draw:type="rectangle" draw:enhanced-path="M 0 0 L 21600 0 21600 21600 0 21600 0 0 Z N"/>
        </draw:custom-shape>
        <draw:frame draw:style-name="gr6" draw:text-style-name="P9" xml:id="id28" draw:id="id28" draw:layer="layout" svg:width="3.5cm" svg:height="0.641cm" svg:x="8cm" svg:y="10.359cm">
          <draw:text-box>
            <text:p text:style-name="P9"><text:span text:style-name="T5">que pueden ser</text:span></text:p>
          </draw:text-box>
        </draw:frame>
        <draw:connector draw:style-name="gr7" draw:text-style-name="P14" draw:layer="layout" svg:x1="3.936cm" svg:y1="3.3cm" svg:x2="3.927cm" svg:y2="4.4cm" draw:start-shape="id2" draw:start-glue-point="2" draw:end-shape="id14" draw:end-glue-point="0" svg:d="M3936 3300v541h-9v559">
          <text:p/>
        </draw:connector>
        <draw:custom-shape draw:name="Rectángulo 72" draw:style-name="gr1" draw:text-style-name="P6" xml:id="id15" draw:id="id15" draw:layer="layout" svg:width="2.753cm" svg:height="1.321cm" svg:x="3.947cm" svg:y="13.179cm">
          <text:p text:style-name="P5"><text:span text:style-name="T3">intervalo no acotado</text:span></text:p>
          <draw:enhanced-geometry svg:viewBox="0 0 21600 21600" draw:type="rectangle" draw:enhanced-path="M 0 0 L 21600 0 21600 21600 0 21600 0 0 Z N"/>
        </draw:custom-shape>
        <draw:connector draw:name="Conector angular 81" draw:style-name="gr2" draw:text-style-name="P7" draw:layer="layout" svg:x1="3.927cm" svg:y1="12.236cm" svg:x2="5.323cm" svg:y2="13.179cm" draw:start-shape="id12" draw:start-glue-point="2" draw:end-shape="id15" draw:end-glue-point="0" svg:d="M3927 12236v462h1396v481">
          <text:p/>
        </draw:connector>
        <draw:custom-shape draw:name="Rectángulo 72" draw:style-name="gr1" draw:text-style-name="P6" xml:id="id16" draw:id="id16" draw:layer="layout" svg:width="2.553cm" svg:height="0.721cm" svg:x="1.147cm" svg:y="14.779cm">
          <text:p text:style-name="P5"><text:span text:style-name="T3"><text:s/></text:span><text:span text:style-name="T3">[a,b] </text:span></text:p>
          <draw:enhanced-geometry svg:viewBox="0 0 21600 21600" draw:type="rectangle" draw:enhanced-path="M 0 0 L 21600 0 21600 21600 0 21600 0 0 Z N"/>
        </draw:custom-shape>
        <draw:custom-shape draw:name="Rectángulo 72" draw:style-name="gr1" draw:text-style-name="P6" xml:id="id17" draw:id="id17" draw:layer="layout" svg:width="2.553cm" svg:height="0.721cm" svg:x="1.147cm" svg:y="15.779cm">
          <text:p text:style-name="P9"><text:span text:style-name="T3"><text:s text:c="2"/></text:span><text:span text:style-name="T3">(a,b)</text:span></text:p>
          <draw:enhanced-geometry svg:viewBox="0 0 21600 21600" draw:type="rectangle" draw:enhanced-path="M 0 0 L 21600 0 21600 21600 0 21600 0 0 Z N"/>
        </draw:custom-shape>
        <draw:custom-shape draw:name="Rectángulo 72" draw:style-name="gr1" draw:text-style-name="P6" xml:id="id18" draw:id="id18" draw:layer="layout" svg:width="2.553cm" svg:height="0.721cm" svg:x="1.147cm" svg:y="16.779cm">
          <text:p text:style-name="P9"><text:span text:style-name="T3">[a,b)</text:span></text:p>
          <draw:enhanced-geometry svg:viewBox="0 0 21600 21600" draw:type="rectangle" draw:enhanced-path="M 0 0 L 21600 0 21600 21600 0 21600 0 0 Z N"/>
        </draw:custom-shape>
        <draw:custom-shape draw:name="Rectángulo 72" draw:style-name="gr1" draw:text-style-name="P6" xml:id="id19" draw:id="id19" draw:layer="layout" svg:width="2.553cm" svg:height="0.721cm" svg:x="1.147cm" svg:y="17.779cm">
          <text:p text:style-name="P9"><text:span text:style-name="T3">(a,b]</text:span></text:p>
          <draw:enhanced-geometry svg:viewBox="0 0 21600 21600" draw:type="rectangle" draw:enhanced-path="M 0 0 L 21600 0 21600 21600 0 21600 0 0 Z N"/>
        </draw:custom-shape>
        <draw:custom-shape draw:name="Rectángulo 72" draw:style-name="gr1" draw:text-style-name="P6" xml:id="id20" draw:id="id20" draw:layer="layout" svg:width="2.553cm" svg:height="0.721cm" svg:x="3.947cm" svg:y="14.779cm">
          <text:p text:style-name="P9"><text:span text:style-name="T3"><text:s/></text:span><text:span text:style-name="T3">[a,∞)</text:span></text:p>
          <draw:enhanced-geometry svg:viewBox="0 0 21600 21600" draw:type="rectangle" draw:enhanced-path="M 0 0 L 21600 0 21600 21600 0 21600 0 0 Z N"/>
        </draw:custom-shape>
        <draw:custom-shape draw:name="Rectángulo 72" draw:style-name="gr1" draw:text-style-name="P6" xml:id="id21" draw:id="id21" draw:layer="layout" svg:width="2.553cm" svg:height="0.721cm" svg:x="3.947cm" svg:y="15.779cm">
          <text:p text:style-name="P9"><text:span text:style-name="T3">(a,∞)</text:span></text:p>
          <draw:enhanced-geometry svg:viewBox="0 0 21600 21600" draw:type="rectangle" draw:enhanced-path="M 0 0 L 21600 0 21600 21600 0 21600 0 0 Z N"/>
        </draw:custom-shape>
        <draw:custom-shape draw:name="Rectángulo 72" draw:style-name="gr1" draw:text-style-name="P6" xml:id="id22" draw:id="id22" draw:layer="layout" svg:width="2.553cm" svg:height="0.721cm" svg:x="3.947cm" svg:y="16.779cm">
          <text:p text:style-name="P9"><text:span text:style-name="T3"><text:s/></text:span><text:span text:style-name="T3">[-b,∞)</text:span></text:p>
          <draw:enhanced-geometry svg:viewBox="0 0 21600 21600" draw:type="rectangle" draw:enhanced-path="M 0 0 L 21600 0 21600 21600 0 21600 0 0 Z N"/>
        </draw:custom-shape>
        <draw:custom-shape draw:name="Rectángulo 72" draw:style-name="gr1" draw:text-style-name="P6" xml:id="id23" draw:id="id23" draw:layer="layout" svg:width="2.553cm" svg:height="0.721cm" svg:x="3.947cm" svg:y="17.779cm">
          <text:p text:style-name="P9"><text:span text:style-name="T3">(-b,∞)</text:span></text:p>
          <draw:enhanced-geometry svg:viewBox="0 0 21600 21600" draw:type="rectangle" draw:enhanced-path="M 0 0 L 21600 0 21600 21600 0 21600 0 0 Z N"/>
        </draw:custom-shape>
        <draw:connector draw:style-name="gr7" draw:text-style-name="P14" draw:layer="layout" draw:line-skew="0.372cm" svg:x1="1.147cm" svg:y1="13.839cm" svg:x2="1.147cm" svg:y2="15.139cm" draw:start-shape="id13" draw:start-glue-point="3" draw:end-shape="id16" draw:end-glue-point="3" svg:d="M1147 13839h-147v1300h147">
          <text:p/>
        </draw:connector>
        <draw:connector draw:style-name="gr7" draw:text-style-name="P14" draw:layer="layout" draw:line-skew="0.172cm" svg:x1="1.147cm" svg:y1="13.839cm" svg:x2="1.147cm" svg:y2="16.139cm" draw:start-shape="id13" draw:start-glue-point="3" draw:end-shape="id17" draw:end-glue-point="3" svg:d="M1147 13839h-347v2300h347">
          <text:p/>
        </draw:connector>
        <draw:connector draw:style-name="gr7" draw:text-style-name="P14" draw:layer="layout" svg:x1="1.147cm" svg:y1="13.839cm" svg:x2="1.147cm" svg:y2="17.139cm" draw:start-shape="id13" draw:start-glue-point="3" draw:end-shape="id18" draw:end-glue-point="3" svg:d="M1147 13839h-519v3300h519">
          <text:p/>
        </draw:connector>
        <draw:connector draw:style-name="gr7" draw:text-style-name="P14" draw:layer="layout" draw:line-skew="-0.228cm" svg:x1="1.147cm" svg:y1="13.839cm" svg:x2="1.147cm" svg:y2="18.139cm" draw:start-shape="id13" draw:start-glue-point="3" draw:end-shape="id19" draw:end-glue-point="3" svg:d="M1147 13839h-747v4300h747">
          <text:p/>
        </draw:connector>
        <draw:connector draw:style-name="gr7" draw:text-style-name="P14" draw:layer="layout" draw:line-skew="-0.417cm" svg:x1="6.7cm" svg:y1="13.839cm" svg:x2="6.5cm" svg:y2="15.139cm" draw:start-shape="id15" draw:start-glue-point="1" draw:end-shape="id20" draw:end-glue-point="1" svg:d="M6700 13839h100v1300h-300">
          <text:p/>
        </draw:connector>
        <draw:connector draw:style-name="gr7" draw:text-style-name="P14" draw:layer="layout" draw:line-skew="-0.217cm" svg:x1="6.7cm" svg:y1="13.839cm" svg:x2="6.5cm" svg:y2="16.139cm" draw:start-shape="id15" draw:start-glue-point="1" draw:end-shape="id21" draw:end-glue-point="1" svg:d="M6700 13839h300v2300h-500">
          <text:p/>
        </draw:connector>
        <draw:connector draw:style-name="gr7" draw:text-style-name="P14" draw:layer="layout" svg:x1="6.7cm" svg:y1="13.839cm" svg:x2="6.5cm" svg:y2="17.139cm" draw:start-shape="id15" draw:start-glue-point="1" draw:end-shape="id22" draw:end-glue-point="1" svg:d="M6700 13839h517v3300h-717">
          <text:p/>
        </draw:connector>
        <draw:connector draw:style-name="gr7" draw:text-style-name="P14" draw:layer="layout" draw:line-skew="0.183cm" svg:x1="6.7cm" svg:y1="13.839cm" svg:x2="6.5cm" svg:y2="18.139cm" draw:start-shape="id15" draw:start-glue-point="1" draw:end-shape="id23" draw:end-glue-point="1" svg:d="M6700 13839h700v4300h-900">
          <text:p/>
        </draw:connector>
        <draw:custom-shape draw:name="CuadroTexto 18" draw:style-name="gr3" draw:text-style-name="P6" xml:id="id3" draw:id="id3" draw:layer="layout" svg:width="3.872cm" svg:height="0.758cm" svg:x="8.3cm" svg:y="2.542cm">
          <text:p text:style-name="P15"><text:span text:style-name="T4">conformado por</text:span></text:p>
          <draw:enhanced-geometry svg:viewBox="0 0 21600 21600" draw:type="rectangle" draw:enhanced-path="M 0 0 L 21600 0 21600 21600 0 21600 0 0 Z N"/>
        </draw:custom-shape>
        <draw:custom-shape draw:name="Rectángulo 6" draw:style-name="gr1" draw:text-style-name="P6" xml:id="id25" draw:id="id25" draw:layer="layout" svg:width="3cm" svg:height="1.331cm" svg:x="10.6cm" svg:y="4.169cm">
          <text:p text:style-name="P5"><text:span text:style-name="T2">números racionales </text:span></text:p>
          <draw:enhanced-geometry svg:viewBox="0 0 21600 21600" draw:type="rectangle" draw:enhanced-path="M 0 0 L 21600 0 21600 21600 0 21600 0 0 Z N"/>
        </draw:custom-shape>
        <draw:custom-shape draw:name="Rectángulo 87" draw:style-name="gr1" draw:text-style-name="P13" xml:id="id32" draw:id="id32" draw:layer="layout" svg:width="3.4cm" svg:height="0.648cm" svg:x="8cm" svg:y="17.552cm">
          <text:p text:style-name="P12"><text:span text:style-name="T3">truncamiento</text:span></text:p>
          <draw:enhanced-geometry svg:viewBox="0 0 21600 21600" draw:type="rectangle" draw:enhanced-path="M 0 0 L 21600 0 21600 21600 0 21600 0 0 Z N"/>
        </draw:custom-shape>
        <draw:connector draw:style-name="gr7" draw:text-style-name="P14" draw:layer="layout" svg:x1="10.236cm" svg:y1="3.3cm" svg:x2="8.234cm" svg:y2="4.169cm" draw:start-shape="id3" draw:start-glue-point="2" draw:end-shape="id24" draw:end-glue-point="0" svg:d="M10236 3300v425h-2002v444">
          <text:p/>
        </draw:connector>
        <draw:connector draw:style-name="gr7" draw:text-style-name="P14" draw:layer="layout" svg:x1="10.236cm" svg:y1="3.3cm" svg:x2="12.1cm" svg:y2="4.169cm" draw:start-shape="id3" draw:start-glue-point="2" draw:end-shape="id25" draw:end-glue-point="0" svg:d="M10236 3300v425h1864v444">
          <text:p/>
        </draw:connector>
        <draw:connector draw:style-name="gr7" draw:text-style-name="P14" draw:layer="layout" svg:x1="8.234cm" svg:y1="5.5cm" svg:x2="8.2cm" svg:y2="6.072cm" draw:start-shape="id24" draw:start-glue-point="2" draw:end-shape="id26" draw:end-glue-point="0" svg:d="M8234 5500v295h-34v277">
          <text:p/>
        </draw:connector>
        <draw:connector draw:style-name="gr7" draw:text-style-name="P14" draw:layer="layout" svg:x1="7.9cm" svg:y1="7.41cm" svg:x2="8.2cm" svg:y2="6.83cm" draw:start-shape="id27" draw:start-glue-point="0" draw:end-shape="id26" draw:end-glue-point="2" svg:d="M7900 7410v-299h300v-281">
          <text:p/>
        </draw:connector>
        <draw:connector draw:style-name="gr7" draw:text-style-name="P14" draw:layer="layout" svg:x1="9.75cm" svg:y1="10.359cm" svg:x2="7.9cm" svg:y2="9.6cm" draw:start-shape="id28" draw:start-glue-point="0" draw:end-shape="id27" draw:end-glue-point="2" svg:d="M9750 10359v-370h-1850v-389">
          <text:p/>
        </draw:connector>
        <draw:connector draw:style-name="gr7" draw:text-style-name="P14" draw:layer="layout" svg:x1="9.75cm" svg:y1="11cm" svg:x2="9.8cm" svg:y2="11.6cm" draw:start-shape="id28" draw:start-glue-point="2" draw:end-shape="id29" draw:end-glue-point="0" svg:d="M9750 11000v291h50v309">
          <text:p/>
        </draw:connector>
        <draw:connector draw:style-name="gr7" draw:text-style-name="P14" draw:layer="layout" svg:x1="9.8cm" svg:y1="13.642cm" svg:x2="9.8cm" svg:y2="12.88cm" draw:start-shape="id30" draw:start-glue-point="0" draw:end-shape="id29" draw:end-glue-point="2" svg:d="M9800 13642v-762">
          <text:p/>
        </draw:connector>
        <draw:connector draw:style-name="gr7" draw:text-style-name="P14" draw:layer="layout" draw:line-skew="-0.241cm 0.319cm" svg:x1="9.8cm" svg:y1="14.4cm" svg:x2="8cm" svg:y2="16.624cm" draw:start-shape="id30" draw:start-glue-point="2" draw:end-shape="id31" draw:end-glue-point="3" svg:d="M9800 14400v700h-1999v1524h199">
          <text:p/>
        </draw:connector>
        <draw:connector draw:style-name="gr7" draw:text-style-name="P14" draw:layer="layout" draw:line-skew="-0.317cm -0.281cm" svg:x1="9.8cm" svg:y1="14.4cm" svg:x2="11.4cm" svg:y2="17.876cm" draw:start-shape="id30" draw:start-glue-point="2" draw:end-shape="id32" draw:end-glue-point="1" svg:d="M9800 14400v1250h1837v2226h-237">
          <text:p/>
        </draw:connector>
        <draw:custom-shape draw:name="Rectángulo 47" draw:style-name="gr4" draw:text-style-name="P6" xml:id="id34" draw:id="id34" draw:layer="layout" svg:width="3cm" svg:height="1.889cm" svg:x="9.9cm" svg:y="7.411cm">
          <text:p text:style-name="P5"><text:span text:style-name="T3">decimales infinitos no periódicos</text:span></text:p>
          <draw:enhanced-geometry svg:viewBox="0 0 21600 21600" draw:type="rectangle" draw:enhanced-path="M 0 0 L 21600 0 21600 21600 0 21600 0 0 Z N"/>
        </draw:custom-shape>
        <draw:custom-shape draw:name="Rectángulo 47" draw:style-name="gr4" draw:text-style-name="P6" xml:id="id27" draw:id="id27" draw:layer="layout" svg:width="3.4cm" svg:height="2.19cm" svg:x="6.2cm" svg:y="7.41cm">
          <text:p text:style-name="P5"><text:span text:style-name="T3">decimales infinitos no periódicos</text:span></text:p>
          <draw:enhanced-geometry svg:viewBox="0 0 21600 21600" draw:type="rectangle" draw:enhanced-path="M 0 0 L 21600 0 21600 21600 0 21600 0 0 Z N"/>
        </draw:custom-shape>
        <draw:connector draw:style-name="gr7" draw:text-style-name="P14" draw:layer="layout" svg:x1="13.6cm" svg:y1="4.834cm" svg:x2="14.5cm" svg:y2="5.542cm" draw:start-shape="id25" draw:start-glue-point="1" draw:end-shape="id33" draw:end-glue-point="0" svg:d="M13600 4834h900v708">
          <text:p/>
        </draw:connector>
        <draw:connector draw:style-name="gr7" draw:text-style-name="P14" draw:layer="layout" svg:x1="11.4cm" svg:y1="7.411cm" svg:x2="14.5cm" svg:y2="6.3cm" draw:start-shape="id34" draw:start-glue-point="0" draw:end-shape="id33" draw:end-glue-point="2" svg:d="M11400 7411v-565h3100v-546">
          <text:p/>
        </draw:connector>
        <draw:connector draw:style-name="gr7" draw:text-style-name="P14" draw:layer="layout" svg:x1="14.5cm" svg:y1="6.3cm" svg:x2="14.5cm" svg:y2="7.4cm" draw:start-shape="id33" draw:start-glue-point="2" draw:end-shape="id35" draw:end-glue-point="0" svg:d="M14500 6300v1100">
          <text:p/>
        </draw:connector>
        <draw:connector draw:style-name="gr7" draw:text-style-name="P14" draw:layer="layout" svg:x1="14.5cm" svg:y1="6.3cm" svg:x2="17.32cm" svg:y2="7.41cm" draw:start-shape="id33" draw:start-glue-point="2" draw:end-shape="id36" svg:d="M14500 6300v546h2820v564">
          <text:p/>
        </draw:connector>
        <draw:connector draw:style-name="gr7" draw:text-style-name="P14" draw:layer="layout" svg:x1="17.32cm" svg:y1="9cm" svg:x2="15.3cm" svg:y2="9.942cm" draw:start-shape="id36" draw:start-glue-point="2" draw:end-shape="id37" draw:end-glue-point="0" svg:d="M17320 9000v480h-2020v462">
          <text:p/>
        </draw:connector>
        <draw:connector draw:style-name="gr7" draw:text-style-name="P14" draw:layer="layout" draw:line-skew="0.309cm" svg:x1="13.25cm" svg:y1="11.6cm" svg:x2="15.2cm" svg:y2="10.7cm" draw:start-shape="id38" draw:start-glue-point="0" svg:d="M13250 11600v-400h1950v-500">
          <text:p/>
        </draw:connector>
        <draw:custom-shape draw:name="Rectángulo 183" draw:style-name="gr5" draw:text-style-name="P6" xml:id="id39" draw:id="id39" draw:layer="layout" svg:width="2.6cm" svg:height="1.3cm" svg:x="14.7cm" svg:y="11.6cm">
          <text:p text:style-name="P5"><text:span text:style-name="T3">Números naturales</text:span></text:p>
          <draw:enhanced-geometry svg:viewBox="0 0 21600 21600" draw:type="rectangle" draw:enhanced-path="M 0 0 L 21600 0 21600 21600 0 21600 0 0 Z N"/>
        </draw:custom-shape>
        <draw:connector draw:style-name="gr7" draw:text-style-name="P14" xml:id="id41" draw:id="id41" draw:layer="layout" draw:line-skew="0.309cm" svg:x1="16cm" svg:y1="11.6cm" svg:x2="15.2cm" svg:y2="10.7cm" draw:start-shape="id39" draw:start-glue-point="0" svg:d="M16000 11600v-400h-800v-500">
          <text:p/>
        </draw:connector>
        <draw:custom-shape draw:name="Rectángulo 183" draw:style-name="gr5" draw:text-style-name="P6" xml:id="id40" draw:id="id40" draw:layer="layout" svg:width="5.4cm" svg:height="2cm" svg:x="12cm" svg:y="13.1cm">
          <text:p text:style-name="P5"><text:span text:style-name="T3">Decimales finitos y <text:s/>decimales periódicos infinitos <text:s text:c="2"/></text:span></text:p>
          <draw:enhanced-geometry svg:viewBox="0 0 21600 21600" draw:type="rectangle" draw:enhanced-path="M 0 0 L 21600 0 21600 21600 0 21600 0 0 Z N"/>
        </draw:custom-shape>
        <draw:connector draw:style-name="gr7" draw:text-style-name="P14" draw:layer="layout" draw:line-skew="-0.318cm 1.001cm" svg:x1="17.4cm" svg:y1="14.1cm" svg:x2="15.2cm" svg:y2="10.7cm" draw:start-shape="id40" draw:start-glue-point="1" draw:end-shape="id41" draw:end-glue-point="3" svg:d="M17400 14100h200v-2900h-2400v-500">
          <text:p/>
        </draw:connector>
        <draw:custom-shape draw:name="Rectángulo 87" draw:style-name="gr1" draw:text-style-name="P13" xml:id="id43" draw:id="id43" draw:layer="layout" svg:width="2.639cm" svg:height="0.648cm" svg:x="12.361cm" svg:y="17.152cm">
          <text:p text:style-name="P12"><text:span text:style-name="T3">redondeo</text:span></text:p>
          <draw:enhanced-geometry svg:viewBox="0 0 21600 21600" draw:type="rectangle" draw:enhanced-path="M 0 0 L 21600 0 21600 21600 0 21600 0 0 Z N"/>
        </draw:custom-shape>
        <draw:custom-shape draw:name="Rectángulo 87" draw:style-name="gr1" draw:text-style-name="P13" xml:id="id44" draw:id="id44" draw:layer="layout" svg:width="3.484cm" svg:height="0.648cm" svg:x="13.9cm" svg:y="18.1cm">
          <text:p text:style-name="P12"><text:span text:style-name="T3">truncamiento</text:span></text:p>
          <draw:enhanced-geometry svg:viewBox="0 0 21600 21600" draw:type="rectangle" draw:enhanced-path="M 0 0 L 21600 0 21600 21600 0 21600 0 0 Z N"/>
        </draw:custom-shape>
        <draw:connector draw:style-name="gr7" draw:text-style-name="P14" draw:layer="layout" svg:x1="14.7cm" svg:y1="15.1cm" svg:x2="14.7cm" svg:y2="15.435cm" draw:start-shape="id40" draw:start-glue-point="2" draw:end-shape="id42" draw:end-glue-point="0" svg:d="M14700 15100v335">
          <text:p/>
        </draw:connector>
        <draw:connector draw:style-name="gr7" draw:text-style-name="P14" draw:layer="layout" svg:x1="13.68cm" svg:y1="17.152cm" svg:x2="14.7cm" svg:y2="16.193cm" draw:start-shape="id43" draw:start-glue-point="0" draw:end-shape="id42" draw:end-glue-point="2" svg:d="M13680 17152v-488h1020v-471">
          <text:p/>
        </draw:connector>
        <draw:connector draw:style-name="gr7" draw:text-style-name="P14" draw:layer="layout" draw:line-skew="-0.288cm" svg:x1="14.7cm" svg:y1="16.193cm" svg:x2="15.642cm" svg:y2="18.1cm" draw:start-shape="id42" draw:start-glue-point="2" draw:end-shape="id44" svg:d="M14700 16193v657h942v1250">
          <text:p/>
        </draw:connector>
        <draw:custom-shape draw:name="CuadroTexto 28" draw:style-name="gr3" draw:text-style-name="P6" xml:id="id4" draw:id="id4" draw:layer="layout" svg:width="2.472cm" svg:height="0.758cm" svg:x="14cm" svg:y="2.642cm">
          <text:p text:style-name="P5"><text:span text:style-name="T4">se definen <text:s/>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14" draw:layer="layout" svg:x1="13.5cm" svg:y1="1.6cm" svg:x2="14cm" svg:y2="3.021cm" draw:start-shape="id1" draw:start-glue-point="2" draw:end-shape="id4" draw:end-glue-point="3" svg:d="M13500 1600v1421h500">
          <text:p/>
        </draw:connector>
        <draw:custom-shape draw:name="Rectángulo 59" draw:style-name="gr4" draw:text-style-name="P6" xml:id="id45" draw:id="id45" draw:layer="layout" svg:width="4.8cm" svg:height="0.8cm" svg:x="20.3cm" svg:y="4cm">
          <text:p text:style-name="P5"><text:span text:style-name="T3">adición y sustracción</text:span></text:p>
          <draw:enhanced-geometry svg:viewBox="0 0 21600 21600" draw:type="rectangle" draw:enhanced-path="M 0 0 L 21600 0 21600 21600 0 21600 0 0 Z N"/>
        </draw:custom-shape>
        <draw:connector draw:style-name="gr7" draw:text-style-name="P14" draw:layer="layout" svg:x1="17.4cm" svg:y1="4cm" svg:x2="19.445cm" svg:y2="3.463cm" draw:start-shape="id8" draw:start-glue-point="0" draw:end-shape="id7" draw:end-glue-point="3" svg:d="M17400 4000v-537h2045">
          <text:p/>
        </draw:connector>
        <draw:connector draw:style-name="gr7" draw:text-style-name="P14" draw:layer="layout" svg:x1="21cm" svg:y1="3.463cm" svg:x2="22.7cm" svg:y2="4cm" draw:start-shape="id7" draw:start-glue-point="1" draw:end-shape="id45" draw:end-glue-point="0" svg:d="M21000 3463h1700v537">
          <text:p/>
        </draw:connector>
        <draw:connector draw:name="Conector angular 63" draw:style-name="gr2" draw:text-style-name="P7" draw:layer="layout" svg:x1="22.7cm" svg:y1="4.8cm" svg:x2="22.7cm" svg:y2="5.135cm" draw:start-shape="id45" draw:start-glue-point="2" draw:end-shape="id46" draw:end-glue-point="0" svg:d="M22700 4800v335">
          <text:p/>
        </draw:connector>
        <draw:custom-shape draw:name="CuadroTexto 140" draw:style-name="gr3" draw:text-style-name="P6" xml:id="id46" draw:id="id46" draw:layer="layout" svg:width="4.6cm" svg:height="0.758cm" svg:x="20.4cm" svg:y="5.135cm">
          <text:p text:style-name="P5"><text:span text:style-name="T4">cumple las propiedades </text:span></text:p>
          <draw:enhanced-geometry svg:viewBox="0 0 21600 21600" draw:type="rectangle" draw:enhanced-path="M 0 0 L 21600 0 21600 21600 0 21600 0 0 Z N"/>
        </draw:custom-shape>
        <draw:custom-shape draw:name="Rectángulo 142" draw:style-name="gr5" draw:text-style-name="P6" xml:id="id52" draw:id="id52" draw:layer="layout" svg:width="3.2cm" svg:height="0.827cm" svg:x="19.5cm" svg:y="9.973cm">
          <text:p text:style-name="P5"><text:span text:style-name="T3">Conmutativa</text:span></text:p>
          <draw:enhanced-geometry svg:viewBox="0 0 21600 21600" draw:type="rectangle" draw:enhanced-path="M 0 0 L 21600 0 21600 21600 0 21600 0 0 Z N"/>
        </draw:custom-shape>
        <draw:custom-shape draw:name="Rectángulo 142" draw:style-name="gr5" draw:text-style-name="P6" xml:id="id53" draw:id="id53" draw:layer="layout" svg:width="2.6cm" svg:height="0.827cm" svg:x="19.2cm" svg:y="12.3cm">
          <text:p text:style-name="P5"><text:span text:style-name="T3">Asociativa</text:span></text:p>
          <draw:enhanced-geometry svg:viewBox="0 0 21600 21600" draw:type="rectangle" draw:enhanced-path="M 0 0 L 21600 0 21600 21600 0 21600 0 0 Z N"/>
        </draw:custom-shape>
        <draw:custom-shape draw:name="Rectángulo 142" draw:style-name="gr5" draw:text-style-name="P6" xml:id="id54" draw:id="id54" draw:layer="layout" svg:width="2.5cm" svg:height="1.3cm" svg:x="19.2cm" svg:y="13.7cm">
          <text:p text:style-name="P5"><text:span text:style-name="T3">Elemento neutro</text:span></text:p>
          <draw:enhanced-geometry svg:viewBox="0 0 21600 21600" draw:type="rectangle" draw:enhanced-path="M 0 0 L 21600 0 21600 21600 0 21600 0 0 Z N"/>
        </draw:custom-shape>
        <draw:custom-shape draw:name="Rectángulo 142" draw:style-name="gr5" draw:text-style-name="P6" xml:id="id55" draw:id="id55" draw:layer="layout" svg:width="5.4cm" svg:height="0.8cm" svg:x="19.2cm" svg:y="15.4cm">
          <text:p text:style-name="P5"><text:span text:style-name="T3"><text:s/></text:span><text:span text:style-name="T3">Inverso multiplicactivo </text:span></text:p>
          <draw:enhanced-geometry svg:viewBox="0 0 21600 21600" draw:type="rectangle" draw:enhanced-path="M 0 0 L 21600 0 21600 21600 0 21600 0 0 Z N"/>
        </draw:custom-shape>
        <draw:custom-shape draw:name="Rectángulo 142" draw:style-name="gr5" draw:text-style-name="P6" xml:id="id56" draw:id="id56" draw:layer="layout" svg:width="5.4cm" svg:height="2cm" svg:x="19.2cm" svg:y="16.6cm">
          <text:p text:style-name="P5"><text:span text:style-name="T3">Distributiva de la multiplicación sobre la adición</text:span></text:p>
          <draw:enhanced-geometry svg:viewBox="0 0 21600 21600" draw:type="rectangle" draw:enhanced-path="M 0 0 L 21600 0 21600 21600 0 21600 0 0 Z N"/>
        </draw:custom-shape>
        <draw:custom-shape draw:name="Rectángulo 142" draw:style-name="gr5" draw:text-style-name="P6" xml:id="id48" draw:id="id48" draw:layer="layout" svg:width="3cm" svg:height="0.827cm" svg:x="21.6cm" svg:y="6.673cm">
          <text:p text:style-name="P5"><text:span text:style-name="T3">Clausurativa</text:span></text:p>
          <draw:enhanced-geometry svg:viewBox="0 0 21600 21600" draw:type="rectangle" draw:enhanced-path="M 0 0 L 21600 0 21600 21600 0 21600 0 0 Z N"/>
        </draw:custom-shape>
        <draw:connector draw:name="Conector angular 145" draw:style-name="gr2" draw:text-style-name="P7" draw:layer="layout" draw:line-skew="-0.624cm" svg:x1="22.7cm" svg:y1="5.893cm" svg:x2="21.4cm" svg:y2="8.186cm" draw:start-shape="id46" draw:start-glue-point="2" draw:end-shape="id47" draw:end-glue-point="3" svg:d="M22700 5893v307h-1818v1986h518">
          <text:p/>
        </draw:connector>
        <draw:custom-shape draw:name="Rectángulo 142" draw:style-name="gr5" draw:text-style-name="P6" xml:id="id47" draw:id="id47" draw:layer="layout" svg:width="3.2cm" svg:height="0.827cm" svg:x="21.4cm" svg:y="7.773cm">
          <text:p text:style-name="P5"><text:span text:style-name="T3">Conmutativa</text:span></text:p>
          <draw:enhanced-geometry svg:viewBox="0 0 21600 21600" draw:type="rectangle" draw:enhanced-path="M 0 0 L 21600 0 21600 21600 0 21600 0 0 Z N"/>
        </draw:custom-shape>
        <draw:custom-shape draw:name="Rectángulo 142" draw:style-name="gr5" draw:text-style-name="P6" xml:id="id49" draw:id="id49" draw:layer="layout" svg:width="2.6cm" svg:height="0.827cm" svg:x="22cm" svg:y="11.073cm">
          <text:p text:style-name="P5"><text:span text:style-name="T3">Asociativa</text:span></text:p>
          <draw:enhanced-geometry svg:viewBox="0 0 21600 21600" draw:type="rectangle" draw:enhanced-path="M 0 0 L 21600 0 21600 21600 0 21600 0 0 Z N"/>
        </draw:custom-shape>
        <draw:custom-shape draw:name="Rectángulo 142" draw:style-name="gr5" draw:text-style-name="P6" xml:id="id50" draw:id="id50" draw:layer="layout" svg:width="2.6cm" svg:height="1.3cm" svg:x="22cm" svg:y="12.3cm">
          <text:p text:style-name="P5"><text:span text:style-name="T3"><text:s/></text:span><text:span text:style-name="T3">Elemento neutro</text:span></text:p>
          <draw:enhanced-geometry svg:viewBox="0 0 21600 21600" draw:type="rectangle" draw:enhanced-path="M 0 0 L 21600 0 21600 21600 0 21600 0 0 Z N"/>
        </draw:custom-shape>
        <draw:custom-shape draw:name="Rectángulo 142" draw:style-name="gr5" draw:text-style-name="P6" xml:id="id51" draw:id="id51" draw:layer="layout" svg:width="2.6cm" svg:height="1.2cm" svg:x="22cm" svg:y="13.8cm">
          <text:p text:style-name="P5"><text:span text:style-name="T3">Inverso aditivo</text:span></text:p>
          <draw:enhanced-geometry svg:viewBox="0 0 21600 21600" draw:type="rectangle" draw:enhanced-path="M 0 0 L 21600 0 21600 21600 0 21600 0 0 Z N"/>
        </draw:custom-shape>
        <draw:connector draw:style-name="gr7" draw:text-style-name="P14" draw:layer="layout" draw:line-skew="-0.074cm" svg:x1="22.7cm" svg:y1="5.893cm" svg:x2="23.1cm" svg:y2="6.673cm" draw:start-shape="id46" draw:start-glue-point="2" draw:end-shape="id48" draw:end-glue-point="0" svg:d="M22700 5893v307h400v473">
          <text:p/>
        </draw:connector>
        <draw:connector draw:style-name="gr7" draw:text-style-name="P14" draw:layer="layout" draw:line-skew="-2.274cm -0.318cm" svg:x1="22.7cm" svg:y1="5.893cm" svg:x2="24.6cm" svg:y2="11.486cm" draw:start-shape="id46" draw:start-glue-point="2" draw:end-shape="id49" draw:end-glue-point="1" svg:d="M22700 5893v307h2100v5286h-200">
          <text:p/>
        </draw:connector>
        <draw:connector draw:style-name="gr7" draw:text-style-name="P14" draw:layer="layout" draw:line-skew="-0.118cm -2.888cm" svg:x1="24.6cm" svg:y1="12.95cm" svg:x2="22.7cm" svg:y2="5.893cm" draw:start-shape="id50" draw:start-glue-point="1" draw:end-shape="id46" draw:end-glue-point="2" svg:d="M24600 12950h400v-6750h-2300v-307">
          <text:p/>
        </draw:connector>
        <draw:connector draw:style-name="gr7" draw:text-style-name="P14" draw:layer="layout" draw:line-skew="-3.638cm 0.082cm" svg:x1="22.7cm" svg:y1="5.893cm" svg:x2="24.6cm" svg:y2="14.4cm" draw:start-shape="id46" draw:start-glue-point="2" draw:end-shape="id51" draw:end-glue-point="1" svg:d="M22700 5893v307h2500v8200h-600">
          <text:p/>
        </draw:connector>
        <draw:connector draw:style-name="gr7" draw:text-style-name="P14" draw:layer="layout" draw:line-skew="0cm 0.245cm" svg:x1="19.227cm" svg:y1="7.065cm" svg:x2="19.5cm" svg:y2="10.386cm" draw:start-shape="id9" draw:start-glue-point="2" draw:end-shape="id52" draw:end-glue-point="3" svg:d="M19227 7065v1445 1876h273">
          <text:p/>
        </draw:connector>
        <draw:connector draw:style-name="gr7" draw:text-style-name="P14" draw:layer="layout" draw:line-skew="1.727cm" svg:x1="20.5cm" svg:y1="12.3cm" svg:x2="19.227cm" svg:y2="7.065cm" draw:start-shape="id53" draw:start-glue-point="0" draw:end-shape="id9" draw:end-glue-point="2" svg:d="M20500 12300v-900h-1273v-4335">
          <text:p/>
        </draw:connector>
        <draw:connector draw:style-name="gr7" draw:text-style-name="P14" draw:layer="layout" draw:line-skew="0.084cm 1.026cm" svg:x1="19.2cm" svg:y1="14.35cm" svg:x2="19.227cm" svg:y2="7.065cm" draw:start-shape="id54" draw:start-glue-point="3" draw:end-shape="id9" draw:end-glue-point="2" svg:d="M19200 14350h-434v-2950h461v-4335">
          <text:p/>
        </draw:connector>
        <draw:connector draw:style-name="gr7" draw:text-style-name="P14" draw:layer="layout" draw:line-skew="-0.282cm 0.176cm" svg:x1="19.2cm" svg:y1="15.8cm" svg:x2="19.227cm" svg:y2="7.065cm" draw:start-shape="id55" draw:start-glue-point="3" draw:end-shape="id9" draw:end-glue-point="2" svg:d="M19200 15800h-800v-4400h827v-4335">
          <text:p/>
        </draw:connector>
        <draw:connector draw:style-name="gr7" draw:text-style-name="P14" draw:layer="layout" draw:line-skew="-0.682cm -0.424cm" svg:x1="19.2cm" svg:y1="17.6cm" svg:x2="19.227cm" svg:y2="7.065cm" draw:start-shape="id56" draw:start-glue-point="3" draw:end-shape="id9" draw:end-glue-point="2" svg:d="M19200 17600h-1200v-6200h1227v-4335">
          <text:p/>
        </draw:connector>
        <draw:connector draw:style-name="gr7" draw:text-style-name="P14" draw:layer="layout" draw:line-skew="0.145cm" svg:x1="19.6cm" svg:y1="9.286cm" svg:x2="19.227cm" svg:y2="7.065cm" draw:start-shape="id57" draw:start-glue-point="3" draw:end-shape="id9" draw:end-glue-point="2" svg:d="M19600 9286h-373v-1326-895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s" style:country-asian="ES" style:font-style-asian="normal" style:font-weight-asian="normal" style:font-family-complex="Mangal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ES" style:font-style-asian="normal" style:font-weight-asian="normal" style:font-family-complex="Mang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CuadroTexto 6" draw:style-name="Mgr3" draw:text-style-name="MP4" draw:layer="backgroundobjects" svg:width="7.868cm" svg:height="0.758cm" draw:transform="rotate (1.5707963267946) translate (0.398cm 8.949cm)">
        <text:p text:style-name="MP3"><text:span text:style-name="MT1">© Editorial Planeta Colombiana S.A., 2015.</text:span></text:p>
        <draw:enhanced-geometry svg:viewBox="0 0 21600 21600" draw:type="rectangle" draw:enhanced-path="M 0 0 L 21600 0 21600 21600 0 21600 0 0 Z N"/>
      </draw:custom-shape>
      <draw:frame draw:name="Imagen 7" draw:style-name="Mgr4" draw:text-style-name="MP5" draw:layer="backgroundobjects" svg:width="0.504cm" svg:height="0.504cm" draw:transform="rotate (1.5707963267946) translate (0.53cm 1.053cm)">
        <draw:image xlink:href="Pictures/100002010000002C0000002CAE197B52.png" xlink:type="simple" xlink:show="embed" xlink:actuate="onLoad">
          <text:p/>
        </draw:image>
      </draw:frame>
      <draw:frame draw:name="Date Placeholder 1" presentation:style-name="Mpr1" draw:text-style-name="MP7" draw:layer="backgroundobjects" svg:width="5.714cm" svg:height="1.013cm" svg:x="1.746cm" svg:y="17.657cm" presentation:class="date-time" presentation:user-transformed="true">
        <draw:text-box>
          <text:p text:style-name="MP6"><text:span text:style-name="MT2"><text:date style:data-style-name="D1" text:date-value="2015-06-16">16/06/15</text:date></text:span></text:p>
        </draw:text-box>
      </draw:frame>
      <draw:frame draw:name="Footer Placeholder 2" presentation:style-name="Mpr1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9" draw:layer="backgroundobjects" svg:width="5.714cm" svg:height="1.013cm" svg:x="17.939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date>2015-06-16T14:34:41.12</dc:date>
    <meta:editing-duration>PT4H53M32S</meta:editing-duration>
    <meta:editing-cycles>64</meta:editing-cycles>
    <meta:document-statistic meta:object-count="137"/>
  </office:meta>
</office:document-meta>
</file>